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83083_3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30.08" calcext:value-type="float">
            <text:p>30.08</text:p>
          </table:table-cell>
          <table:table-cell office:value-type="string" calcext:value-type="string">
            <text:p>128 kWh</text:p>
          </table:table-cell>
          <table:table-cell office:value-type="float" office:value="714.37" calcext:value-type="float">
            <text:p>714.37</text:p>
          </table:table-cell>
          <table:table-cell office:value-type="string" calcext:value-type="string">
            <text:p>13-01-2018</text:p>
          </table:table-cell>
          <table:table-cell office:value-type="string" calcext:value-type="string">
            <text:p>10-02-2018</text:p>
          </table:table-cell>
          <table:table-cell office:value-type="float" office:value="2.53" calcext:value-type="float">
            <text:p>2.53</text:p>
          </table:table-cell>
          <table:table-cell office:value-type="float" office:value="-16.77" calcext:value-type="float">
            <text:p>-16.77</text:p>
          </table:table-cell>
          <table:table-cell office:value-type="float" office:value="-8.82" calcext:value-type="float">
            <text:p>-8.82</text:p>
          </table:table-cell>
          <table:table-cell office:value-type="float" office:value="-357.18" calcext:value-type="float">
            <text:p>-357.18</text:p>
          </table:table-cell>
          <table:table-cell office:value-type="float" office:value="-188.66" calcext:value-type="float">
            <text:p>-188.66</text:p>
          </table:table-cell>
          <table:table-cell office:value-type="string" calcext:value-type="string">
            <text:p>T-J</text:p>
          </table:table-cell>
          <table:table-cell office:value-type="float" office:value="255.53" calcext:value-type="float">
            <text:p>255.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0.87" calcext:value-type="float">
            <text:p>0.87</text:p>
          </table:table-cell>
          <table:table-cell office:value-type="float" office:value="29.97" calcext:value-type="float">
            <text:p>29.97</text:p>
          </table:table-cell>
          <table:table-cell office:value-type="string" calcext:value-type="string">
            <text:p>140 kWh</text:p>
          </table:table-cell>
          <table:table-cell office:value-type="float" office:value="804.37" calcext:value-type="float">
            <text:p>804.37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3-01-2018</text:p>
          </table:table-cell>
          <table:table-cell office:value-type="float" office:value="2.74" calcext:value-type="float">
            <text:p>2.74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402.18" calcext:value-type="float">
            <text:p>-402.18</text:p>
          </table:table-cell>
          <table:table-cell office:value-type="float" office:value="-212.42" calcext:value-type="float">
            <text:p>-212.42</text:p>
          </table:table-cell>
          <table:table-cell office:value-type="string" calcext:value-type="string">
            <text:p>T-J</text:p>
          </table:table-cell>
          <table:table-cell office:value-type="float" office:value="277.53" calcext:value-type="float">
            <text:p>277.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86.96" calcext:value-type="float">
            <text:p>86.96</text:p>
          </table:table-cell>
          <table:table-cell office:value-type="string" calcext:value-type="string">
            <text:p>154 kWh</text:p>
          </table:table-cell>
          <table:table-cell office:value-type="float" office:value="906.85" calcext:value-type="float">
            <text:p>906.85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3.69" calcext:value-type="float">
            <text:p>3.69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438.9" calcext:value-type="float">
            <text:p>-438.9</text:p>
          </table:table-cell>
          <table:table-cell office:value-type="float" office:value="-239.95" calcext:value-type="float">
            <text:p>-239.95</text:p>
          </table:table-cell>
          <table:table-cell office:value-type="string" calcext:value-type="string">
            <text:p>T-J</text:p>
          </table:table-cell>
          <table:table-cell office:value-type="float" office:value="372.6" calcext:value-type="float">
            <text:p>372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29.72" calcext:value-type="float">
            <text:p>29.72</text:p>
          </table:table-cell>
          <table:table-cell office:value-type="string" calcext:value-type="string">
            <text:p>135 kWh</text:p>
          </table:table-cell>
          <table:table-cell office:value-type="float" office:value="759.31" calcext:value-type="float">
            <text:p>759.31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2.63" calcext:value-type="float">
            <text:p>2.63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379.65" calcext:value-type="float">
            <text:p>-379.65</text:p>
          </table:table-cell>
          <table:table-cell office:value-type="float" office:value="-200.53" calcext:value-type="float">
            <text:p>-200.53</text:p>
          </table:table-cell>
          <table:table-cell office:value-type="string" calcext:value-type="string">
            <text:p>T-J</text:p>
          </table:table-cell>
          <table:table-cell office:value-type="float" office:value="265.22" calcext:value-type="float">
            <text:p>265.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/>
          <table:table-cell office:value-type="float" office:value="29.6" calcext:value-type="float">
            <text:p>29.6</text:p>
          </table:table-cell>
          <table:table-cell office:value-type="string" calcext:value-type="string">
            <text:p>143 kWh</text:p>
          </table:table-cell>
          <table:table-cell office:value-type="float" office:value="817.25" calcext:value-type="float">
            <text:p>817.25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2.76" calcext:value-type="float">
            <text:p>2.76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408.63" calcext:value-type="float">
            <text:p>-408.63</text:p>
          </table:table-cell>
          <table:table-cell office:value-type="float" office:value="-215.83" calcext:value-type="float">
            <text:p>-215.83</text:p>
          </table:table-cell>
          <table:table-cell office:value-type="string" calcext:value-type="string">
            <text:p>T-J</text:p>
          </table:table-cell>
          <table:table-cell office:value-type="float" office:value="278.68" calcext:value-type="float">
            <text:p>278.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29.48" calcext:value-type="float">
            <text:p>29.48</text:p>
          </table:table-cell>
          <table:table-cell office:value-type="string" calcext:value-type="string">
            <text:p>134 kWh</text:p>
          </table:table-cell>
          <table:table-cell office:value-type="float" office:value="745.56" calcext:value-type="float">
            <text:p>745.56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2.59" calcext:value-type="float">
            <text:p>2.59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372.78" calcext:value-type="float">
            <text:p>-372.78</text:p>
          </table:table-cell>
          <table:table-cell office:value-type="float" office:value="-196.89" calcext:value-type="float">
            <text:p>-196.89</text:p>
          </table:table-cell>
          <table:table-cell office:value-type="string" calcext:value-type="string">
            <text:p>T-J</text:p>
          </table:table-cell>
          <table:table-cell office:value-type="float" office:value="261.27" calcext:value-type="float">
            <text:p>261.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29.36" calcext:value-type="float">
            <text:p>29.36</text:p>
          </table:table-cell>
          <table:table-cell office:value-type="string" calcext:value-type="string">
            <text:p>138 kWh</text:p>
          </table:table-cell>
          <table:table-cell office:value-type="float" office:value="772.82" calcext:value-type="float">
            <text:p>772.82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2.65" calcext:value-type="float">
            <text:p>2.65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386.42" calcext:value-type="float">
            <text:p>-386.42</text:p>
          </table:table-cell>
          <table:table-cell office:value-type="float" office:value="-204.09" calcext:value-type="float">
            <text:p>-204.09</text:p>
          </table:table-cell>
          <table:table-cell office:value-type="string" calcext:value-type="string">
            <text:p>T-J</text:p>
          </table:table-cell>
          <table:table-cell office:value-type="float" office:value="267.41" calcext:value-type="float">
            <text:p>267.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0.61" calcext:value-type="float">
            <text:p>0.61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132 kWh</text:p>
          </table:table-cell>
          <table:table-cell office:value-type="float" office:value="724.48" calcext:value-type="float">
            <text:p>724.48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2.53" calcext:value-type="float">
            <text:p>2.53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362.23" calcext:value-type="float">
            <text:p>-362.23</text:p>
          </table:table-cell>
          <table:table-cell office:value-type="float" office:value="-191.32" calcext:value-type="float">
            <text:p>-191.32</text:p>
          </table:table-cell>
          <table:table-cell office:value-type="string" calcext:value-type="string">
            <text:p>T-J</text:p>
          </table:table-cell>
          <table:table-cell office:value-type="float" office:value="256.19" calcext:value-type="float">
            <text:p>256.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29.12" calcext:value-type="float">
            <text:p>29.12</text:p>
          </table:table-cell>
          <table:table-cell office:value-type="string" calcext:value-type="string">
            <text:p>138 kWh</text:p>
          </table:table-cell>
          <table:table-cell office:value-type="float" office:value="757.41" calcext:value-type="float">
            <text:p>757.41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2.61" calcext:value-type="float">
            <text:p>2.61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378.71" calcext:value-type="float">
            <text:p>-378.71</text:p>
          </table:table-cell>
          <table:table-cell office:value-type="float" office:value="-199.81" calcext:value-type="float">
            <text:p>-199.81</text:p>
          </table:table-cell>
          <table:table-cell office:value-type="string" calcext:value-type="string">
            <text:p>T-J</text:p>
          </table:table-cell>
          <table:table-cell office:value-type="float" office:value="263.27" calcext:value-type="float">
            <text:p>263.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/>
          <table:table-cell office:value-type="float" office:value="29.87" calcext:value-type="float">
            <text:p>29.87</text:p>
          </table:table-cell>
          <table:table-cell office:value-type="string" calcext:value-type="string">
            <text:p>138 kWh</text:p>
          </table:table-cell>
          <table:table-cell office:value-type="float" office:value="746.81" calcext:value-type="float">
            <text:p>746.81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2.58" calcext:value-type="float">
            <text:p>2.58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 office:value-type="float" office:value="-373.41" calcext:value-type="float">
            <text:p>-373.41</text:p>
          </table:table-cell>
          <table:table-cell office:value-type="float" office:value="-196.86" calcext:value-type="float">
            <text:p>-196.86</text:p>
          </table:table-cell>
          <table:table-cell office:value-type="string" calcext:value-type="string">
            <text:p>T-J</text:p>
          </table:table-cell>
          <table:table-cell office:value-type="float" office:value="260.57" calcext:value-type="float">
            <text:p>260.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29.75" calcext:value-type="float">
            <text:p>29.75</text:p>
          </table:table-cell>
          <table:table-cell office:value-type="string" calcext:value-type="string">
            <text:p>132 kWh</text:p>
          </table:table-cell>
          <table:table-cell office:value-type="float" office:value="700.12" calcext:value-type="float">
            <text:p>700.12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2.47" calcext:value-type="float">
            <text:p>2.47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350.06" calcext:value-type="float">
            <text:p>-350.06</text:p>
          </table:table-cell>
          <table:table-cell office:value-type="float" office:value="-184.54" calcext:value-type="float">
            <text:p>-184.54</text:p>
          </table:table-cell>
          <table:table-cell office:value-type="string" calcext:value-type="string">
            <text:p>T-J</text:p>
          </table:table-cell>
          <table:table-cell office:value-type="float" office:value="249.1" calcext:value-type="float">
            <text:p>249.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29.63" calcext:value-type="float">
            <text:p>29.63</text:p>
          </table:table-cell>
          <table:table-cell office:value-type="string" calcext:value-type="string">
            <text:p>136 kWh</text:p>
          </table:table-cell>
          <table:table-cell office:value-type="float" office:value="714.6" calcext:value-type="float">
            <text:p>714.6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2.41" calcext:value-type="float">
            <text:p>2.41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363.18" calcext:value-type="float">
            <text:p>-363.18</text:p>
          </table:table-cell>
          <table:table-cell office:value-type="float" office:value="-191.47" calcext:value-type="float">
            <text:p>-191.47</text:p>
          </table:table-cell>
          <table:table-cell office:value-type="string" calcext:value-type="string">
            <text:p>T-J</text:p>
          </table:table-cell>
          <table:table-cell office:value-type="float" office:value="243.14" calcext:value-type="float">
            <text:p>243.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04:30:58.678000000</meta:creation-date>
    <dc:date>2018-03-27T05:06:03.345000000</dc:date>
    <meta:editing-duration>PT8M53S</meta:editing-duration>
    <meta:editing-cycles>1</meta:editing-cycles>
    <meta:document-statistic meta:table-count="1" meta:cell-count="184" meta:object-count="0"/>
    <meta:generator>LibreOffice/5.3.4.2$Windows_x86 LibreOffice_project/f82d347ccc0be322489bf7da61d7e4ad13fe2ff3</meta:generator>
  </office:meta>
</office:document-meta>
</file>